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lán" style:family="table" style:master-page-name="">
      <style:table-properties style:width="16.947cm" style:page-number="0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Plán.A" style:family="table-column">
      <style:table-column-properties style:column-width="6.72cm"/>
    </style:style>
    <style:style style:name="Plán.B" style:family="table-column">
      <style:table-column-properties style:column-width="0.787cm"/>
    </style:style>
    <style:style style:name="Plá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lán.B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Plán.N1" style:family="table-cell">
      <style:table-cell-properties fo:padding="0.097cm" fo:border="0.002cm solid #000000"/>
    </style:style>
    <style:style style:name="Plán.2" style:family="table-row">
      <style:table-row-properties fo:background-color="transparent" style:keep-together="true" fo:keep-together="auto">
        <style:background-image/>
      </style:table-row-properties>
    </style:style>
    <style:style style:name="Plán.A2" style:family="table-cell">
      <style:table-cell-properties fo:padding="0.097cm" fo:border-left="0.002cm solid #000000" fo:border-right="none" fo:border-top="none" fo:border-bottom="0.002cm solid #000000"/>
    </style:style>
    <style:style style:name="Plán.B2" style:family="table-cell">
      <style:table-cell-properties style:vertical-align="" fo:background-color="#00458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lán.D2" style:family="table-cell">
      <style:table-cell-properties fo:background-color="#004586" fo:padding="0.097cm" fo:border-left="0.002cm solid #000000" fo:border-right="none" fo:border-top="none" fo:border-bottom="0.002cm solid #000000">
        <style:background-image/>
      </style:table-cell-properties>
    </style:style>
    <style:style style:name="Plán.E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lán.N2" style:family="table-cell">
      <style:table-cell-properties fo:padding="0.097cm" fo:border-left="0.002cm solid #000000" fo:border-right="0.002cm solid #000000" fo:border-top="none" fo:border-bottom="0.002cm solid #000000"/>
    </style:style>
    <style:style style:name="Plán.B3" style:family="table-cell">
      <style:table-cell-properties style:vertical-align="" fo:background-color="#ff420e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lán.N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lán.D4" style:family="table-cell">
      <style:table-cell-properties style:vertical-align="" fo:background-color="#ffd320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lán.E5" style:family="table-cell">
      <style:table-cell-properties fo:background-color="#579d1c" fo:padding="0.097cm" fo:border-left="0.002cm solid #000000" fo:border-right="none" fo:border-top="none" fo:border-bottom="0.002cm solid #000000">
        <style:background-image/>
      </style:table-cell-properties>
    </style:style>
    <style:style style:name="Plán.G5" style:family="table-cell">
      <style:table-cell-properties style:vertical-align="" fo:background-color="#579d1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lán.H6" style:family="table-cell">
      <style:table-cell-properties fo:background-color="#7e0021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 style:list-style-name="L4"/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background-color="transparent">
        <style:background-image/>
      </style:paragraph-properties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Odborné praktikum II</text:h>
      <text:h text:style-name="Heading_20_2" text:outline-level="2">Ciele</text:h>
      <text:p text:style-name="Text_20_body">Našim hlavným cieľom v rámci Odborného praktika II je dopracovanie a nasadenie systému ALUMNI. V rámci predmetu chceme vyriešiť import dát absolventom priamo nad databázou AIS. Ohľadom funkcionality plánujeme systém rozšíriť smerom k sociálnej sieti absolventov, zapracovať registračný proces podobne ako mal vyriešený konkurenčný systém tímu <text:span text:style-name="T1">alumiňáci</text:span>. Implementačné práce na systéme by sme chceli dokončiť v prvej polovici semestra, v druhej polovici sa plánujeme venovať testovaniu a ladeniu systému.</text:p>
      <text:h text:style-name="Heading_20_3" text:outline-level="3">Plánované činnosti</text:h>
      <text:p text:style-name="Text_20_body">Naša práca bude zahŕňať tieto činnosti:</text:p>
      <text:list xml:id="list42684688" text:style-name="L4">
        <text:list-item>
          <text:p text:style-name="P2">vyriešenie importu z AIS</text:p>
        </text:list-item>
        <text:list-item>
          <text:p text:style-name="P2">(import historických dát)</text:p>
        </text:list-item>
        <text:list-item>
          <text:p text:style-name="P2">špecifikácia nových čŕt systému</text:p>
        </text:list-item>
        <text:list-item>
          <text:p text:style-name="P2">riešenie registračného procesu</text:p>
        </text:list-item>
        <text:list-item>
          <text:p text:style-name="P2">rozšírenie smerom k sociálnym sieťam</text:p>
        </text:list-item>
        <text:list-item>
          <text:p text:style-name="P2">(implementácia ankiet)</text:p>
        </text:list-item>
        <text:list-item>
          <text:p text:style-name="P2">aktualizácia dizajnu</text:p>
        </text:list-item>
        <text:list-item>
          <text:p text:style-name="P2">testovanie systému</text:p>
        </text:list-item>
      </text:list>
      <text:p text:style-name="Text_20_body"/>
      <text:h text:style-name="Heading_20_2" text:outline-level="2">Predbežný plán</text:h>
      <table:table table:name="Plán" table:style-name="Plán">
        <table:table-column table:style-name="Plán.A"/>
        <table:table-column table:style-name="Plán.B" table:number-columns-repeated="13"/>
        <table:table-row>
          <table:table-cell table:style-name="Plán.A1" office:value-type="string">
            <text:p text:style-name="P1">Činnosti\Týždne</text:p>
          </table:table-cell>
          <table:table-cell table:style-name="Plán.B1" office:value-type="float" office:value="39783">
            <text:p text:style-name="P1">1.</text:p>
          </table:table-cell>
          <table:table-cell table:style-name="Plán.B1" office:value-type="float" office:value="39784">
            <text:p text:style-name="P1">2.</text:p>
          </table:table-cell>
          <table:table-cell table:style-name="Plán.A1" office:value-type="string">
            <text:p text:style-name="P1">3.</text:p>
          </table:table-cell>
          <table:table-cell table:style-name="Plán.A1" office:value-type="string">
            <text:p text:style-name="P1">4.</text:p>
          </table:table-cell>
          <table:table-cell table:style-name="Plán.A1" office:value-type="string">
            <text:p text:style-name="P1">5.</text:p>
          </table:table-cell>
          <table:table-cell table:style-name="Plán.A1" office:value-type="string">
            <text:p text:style-name="P1">6.</text:p>
          </table:table-cell>
          <table:table-cell table:style-name="Plán.A1" office:value-type="string">
            <text:p text:style-name="P1">7.</text:p>
          </table:table-cell>
          <table:table-cell table:style-name="Plán.A1" office:value-type="string">
            <text:p text:style-name="P1">8.</text:p>
          </table:table-cell>
          <table:table-cell table:style-name="Plán.A1" office:value-type="string">
            <text:p text:style-name="P1">9.</text:p>
          </table:table-cell>
          <table:table-cell table:style-name="Plán.A1" office:value-type="string">
            <text:p text:style-name="P1">10.</text:p>
          </table:table-cell>
          <table:table-cell table:style-name="Plán.A1" office:value-type="string">
            <text:p text:style-name="P1">11.</text:p>
          </table:table-cell>
          <table:table-cell table:style-name="Plán.A1" office:value-type="string">
            <text:p text:style-name="P1">12.</text:p>
          </table:table-cell>
          <table:table-cell table:style-name="Plán.N1" office:value-type="string">
            <text:p text:style-name="P1">13.</text:p>
          </table:table-cell>
        </table:table-row>
        <table:table-row table:style-name="Plán.2">
          <table:table-cell table:style-name="Plán.A2" office:value-type="string">
            <text:p text:style-name="Table_20_Contents">Import</text:p>
          </table:table-cell>
          <table:table-cell table:style-name="Plán.B2" office:value-type="string">
            <text:p text:style-name="Table_20_Contents"/>
          </table:table-cell>
          <table:table-cell table:style-name="Plán.B2" office:value-type="string">
            <text:p text:style-name="Table_20_Contents"/>
          </table:table-cell>
          <table:table-cell table:style-name="Plán.D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N2" office:value-type="string">
            <text:p text:style-name="Table_20_Contents"/>
          </table:table-cell>
        </table:table-row>
        <table:table-row table:style-name="Plán.2">
          <table:table-cell table:style-name="Plán.A2" office:value-type="string">
            <text:p text:style-name="Table_20_Contents">Špecifikácia rozširovania</text:p>
          </table:table-cell>
          <table:table-cell table:style-name="Plán.B3" office:value-type="string">
            <text:p text:style-name="Table_20_Contents"/>
          </table:table-cell>
          <table:table-cell table:style-name="Plán.B3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N3" office:value-type="string">
            <text:p text:style-name="Table_20_Contents"/>
          </table:table-cell>
        </table:table-row>
        <table:table-row table:style-name="Plán.2">
          <table:table-cell table:style-name="Plán.A2" office:value-type="string">
            <text:p text:style-name="Table_20_Contents">Implementácia registračného procesu</text:p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D4" office:value-type="string">
            <text:p text:style-name="Table_20_Contents"/>
          </table:table-cell>
          <table:table-cell table:style-name="Plán.D4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N3" office:value-type="string">
            <text:p text:style-name="Table_20_Contents"/>
          </table:table-cell>
        </table:table-row>
        <table:table-row table:style-name="Plán.2">
          <table:table-cell table:style-name="Plán.A2" office:value-type="string">
            <text:p text:style-name="Table_20_Contents">Implementácia rozšírení</text:p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E2" office:value-type="string">
            <text:p text:style-name="P5"/>
          </table:table-cell>
          <table:table-cell table:style-name="Plán.E5" office:value-type="string">
            <text:p text:style-name="Table_20_Contents"/>
          </table:table-cell>
          <table:table-cell table:style-name="Plán.E5" office:value-type="string">
            <text:p text:style-name="Table_20_Contents"/>
          </table:table-cell>
          <table:table-cell table:style-name="Plán.G5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N2" office:value-type="string">
            <text:p text:style-name="Table_20_Contents"/>
          </table:table-cell>
        </table:table-row>
        <table:table-row>
          <table:table-cell table:style-name="Plán.A2" office:value-type="string">
            <text:p text:style-name="Table_20_Contents">Testovanie systému</text:p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A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E2" office:value-type="string">
            <text:p text:style-name="Table_20_Contents"/>
          </table:table-cell>
          <table:table-cell table:style-name="Plán.H6" office:value-type="string">
            <text:p text:style-name="Table_20_Contents"/>
          </table:table-cell>
          <table:table-cell table:style-name="Plán.H6" office:value-type="string">
            <text:p text:style-name="Table_20_Contents"/>
          </table:table-cell>
          <table:table-cell table:style-name="Plán.H6" office:value-type="string">
            <text:p text:style-name="Table_20_Contents"/>
          </table:table-cell>
          <table:table-cell table:style-name="Plán.H6" office:value-type="string">
            <text:p text:style-name="Table_20_Contents"/>
          </table:table-cell>
          <table:table-cell table:style-name="Plán.H6" office:value-type="string">
            <text:p text:style-name="Table_20_Contents"/>
          </table:table-cell>
          <table:table-cell table:style-name="Plán.H6" office:value-type="string">
            <text:p text:style-name="Table_20_Contents"/>
          </table:table-cell>
          <table:table-cell table:style-name="Plán.N3" office:value-type="string">
            <text:p text:style-name="Table_20_Contents"/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ozef Hergott</meta:initial-creator>
    <meta:creation-date>2008-10-06T12:25:22</meta:creation-date>
    <dc:creator>Jozef Hergott</dc:creator>
    <dc:date>2008-12-15T01:14:51.59</dc:date>
    <meta:editing-cycles>2</meta:editing-cycles>
    <meta:editing-duration>PT02H20M24S</meta:editing-duration>
    <meta:document-statistic meta:table-count="1" meta:image-count="0" meta:object-count="0" meta:page-count="1" meta:paragraph-count="33" meta:word-count="140" meta:character-count="965"/>
    <meta:user-defined meta:name="Info 1"/>
    <meta:user-defined meta:name="Info 2"/>
    <meta:user-defined meta:name="Info 3"/>
    <meta:user-defined meta:name="Info 4"/>
  </office:meta>
</office:document-meta>
</file>